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style-name="gr1" draw:text-style-name="P1" svg:width="15.999cm" svg:height="8.999cm" svg:x="11.611cm" svg:y="5.465cm">
            <draw:object draw:notify-on-update-of-ranges="Sheet3.A2:Sheet3.A22 Sheet3.B1:Sheet3.B1 Sheet3.B2:Sheet3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Dru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2]+(1/40)" office:value-type="float" office:value="0.025" calcext:value-type="float">
            <text:p>0,0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3]+(1/40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B4]+(1/40)" office:value-type="float" office:value="0.075" calcext:value-type="float">
            <text:p>0,0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5]+(1/40)"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B6]+(1/40)" office:value-type="float" office:value="0.125" calcext:value-type="float">
            <text:p>0,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7]+(1/40)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B8]+(1/40)" office:value-type="float" office:value="0.175" calcext:value-type="float">
            <text:p>0,1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9]+(1/40)"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B10]+(1/40)" office:value-type="float" office:value="0.225" calcext:value-type="float">
            <text:p>0,2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1]+(1/40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B12]+(3/40)" office:value-type="float" office:value="0.325" calcext:value-type="float">
            <text:p>0,3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13]+(3/40)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B14]+(3/40)" office:value-type="float" office:value="0.475" calcext:value-type="float">
            <text:p>0,4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15]+(3/40)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B16]+(3/40)" office:value-type="float" office:value="0.625" calcext:value-type="float">
            <text:p>0,6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17]+(3/40)" office:value-type="float" office:value="0.7" calcext:value-type="float">
            <text:p>0,70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B18]+(3/40)" office:value-type="float" office:value="0.775" calcext:value-type="float">
            <text:p>0,7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19]+(3/40)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B20]+(3/40)" office:value-type="float" office:value="0.925" calcext:value-type="float">
            <text:p>0,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(3/40)" office:value-type="float" office:value="1" calcext:value-type="float">
            <text:p>1,00</text:p>
          </table:table-cell>
        </table:table-row>
      </table:table>
      <table:table table:name="Sheet2" table:style-name="ta1">
        <table:shapes>
          <draw:frame draw:z-index="0" draw:style-name="gr1" draw:text-style-name="P1" svg:width="24.047cm" svg:height="13.526cm" svg:x="16.099cm" svg:y="1.509cm">
            <draw:object draw:notify-on-update-of-ranges="Sheet2.A1:Sheet2.A1 Sheet2.A2:Sheet2.A52 Sheet2.B1:Sheet2.B1 Sheet2.B2:Sheet2.B52 Sheet2.A1:Sheet2.A1 Sheet2.A2:Sheet2.A52 Sheet2.C1:Sheet2.C1 Sheet2.C2:Sheet2.C52 Sheet2.A1:Sheet2.A1 Sheet2.A2:Sheet2.A52 Sheet2.D1:Sheet2.D1 Sheet2.D2:Sheet2.D52 Sheet2.A1:Sheet2.A1 Sheet2.A2:Sheet2.A52 Sheet2.E1:Sheet2.E1 Sheet2.E2:Sheet2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 = x²</text:p>
          </table:table-cell>
          <table:table-cell office:value-type="string" calcext:value-type="string">
            <text:p>M = x^4/12</text:p>
          </table:table-cell>
          <table:table-cell office:value-type="string" calcext:value-type="string">
            <text:p>M = ((0.95x)^4)/12</text:p>
          </table:table-cell>
          <table:table-cell office:value-type="string" calcext:value-type="string">
            <text:p>M = ((1.05x)^4)/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^2" office:value-type="float" office:value="0" calcext:value-type="float">
            <text:p>0</text:p>
          </table:table-cell>
          <table:table-cell table:formula="of:=[.A2]^4/12" office:value-type="float" office:value="0" calcext:value-type="float">
            <text:p>0</text:p>
          </table:table-cell>
          <table:table-cell table:formula="of:=(0.95*[.A2])^4/12" office:value-type="float" office:value="0" calcext:value-type="float">
            <text:p>0</text:p>
          </table:table-cell>
          <table:table-cell table:formula="of:=(1.05*[.A2])^4/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A3]^2" office:value-type="float" office:value="0.0004" calcext:value-type="float">
            <text:p>0,0004</text:p>
          </table:table-cell>
          <table:table-cell table:formula="of:=[.A3]^4/12" office:value-type="float" office:value="0.00000001333333333333" calcext:value-type="float">
            <text:p>1,33333333333333E-08</text:p>
          </table:table-cell>
          <table:table-cell table:formula="of:=(0.95*[.A3])^4/12" office:value-type="float" office:value="0.00000001086008333333" calcext:value-type="float">
            <text:p>1,08600833333333E-08</text:p>
          </table:table-cell>
          <table:table-cell table:formula="of:=(1.05*[.A3])^4/12" office:value-type="float" office:value="0.00000001620675" calcext:value-type="float">
            <text:p>0,0000000162067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A4]^2" office:value-type="float" office:value="0.0016" calcext:value-type="float">
            <text:p>0,0016</text:p>
          </table:table-cell>
          <table:table-cell table:formula="of:=[.A4]^4/12" office:value-type="float" office:value="0.00000021333333333333" calcext:value-type="float">
            <text:p>2,13333333333333E-07</text:p>
          </table:table-cell>
          <table:table-cell table:formula="of:=(0.95*[.A4])^4/12" office:value-type="float" office:value="0.00000017376133333333" calcext:value-type="float">
            <text:p>1,73761333333333E-07</text:p>
          </table:table-cell>
          <table:table-cell table:formula="of:=(1.05*[.A4])^4/12" office:value-type="float" office:value="0.000000259308" calcext:value-type="float">
            <text:p>0,000000259308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A5]^2" office:value-type="float" office:value="0.0036" calcext:value-type="float">
            <text:p>0,0036</text:p>
          </table:table-cell>
          <table:table-cell table:formula="of:=[.A5]^4/12" office:value-type="float" office:value="0.00000108" calcext:value-type="float">
            <text:p>0,00000108</text:p>
          </table:table-cell>
          <table:table-cell table:formula="of:=(0.95*[.A5])^4/12" office:value-type="float" office:value="0.00000087966675" calcext:value-type="float">
            <text:p>0,00000087966675</text:p>
          </table:table-cell>
          <table:table-cell table:formula="of:=(1.05*[.A5])^4/12" office:value-type="float" office:value="0.00000131274675" calcext:value-type="float">
            <text:p>0,0000013127467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A6]^2" office:value-type="float" office:value="0.0064" calcext:value-type="float">
            <text:p>0,0064</text:p>
          </table:table-cell>
          <table:table-cell table:formula="of:=[.A6]^4/12" office:value-type="float" office:value="0.00000341333333333333" calcext:value-type="float">
            <text:p>3,41333333333333E-06</text:p>
          </table:table-cell>
          <table:table-cell table:formula="of:=(0.95*[.A6])^4/12" office:value-type="float" office:value="0.00000278018133333333" calcext:value-type="float">
            <text:p>2,78018133333333E-06</text:p>
          </table:table-cell>
          <table:table-cell table:formula="of:=(1.05*[.A6])^4/12" office:value-type="float" office:value="0.000004148928" calcext:value-type="float">
            <text:p>0,0000041489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7]^2" office:value-type="float" office:value="0.01" calcext:value-type="float">
            <text:p>0,01</text:p>
          </table:table-cell>
          <table:table-cell table:formula="of:=[.A7]^4/12" office:value-type="float" office:value="0.00000833333333333334" calcext:value-type="float">
            <text:p>8,33333333333334E-06</text:p>
          </table:table-cell>
          <table:table-cell table:formula="of:=(0.95*[.A7])^4/12" office:value-type="float" office:value="0.00000678755208333333" calcext:value-type="float">
            <text:p>6,78755208333333E-06</text:p>
          </table:table-cell>
          <table:table-cell table:formula="of:=(1.05*[.A7])^4/12" office:value-type="float" office:value="0.00001012921875" calcext:value-type="float">
            <text:p>0,0000101292187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A8]^2" office:value-type="float" office:value="0.0144" calcext:value-type="float">
            <text:p>0,0144</text:p>
          </table:table-cell>
          <table:table-cell table:formula="of:=[.A8]^4/12" office:value-type="float" office:value="0.00001728" calcext:value-type="float">
            <text:p>0,00001728</text:p>
          </table:table-cell>
          <table:table-cell table:formula="of:=(0.95*[.A8])^4/12" office:value-type="float" office:value="0.000014074668" calcext:value-type="float">
            <text:p>0,000014074668</text:p>
          </table:table-cell>
          <table:table-cell table:formula="of:=(1.05*[.A8])^4/12" office:value-type="float" office:value="0.000021003948" calcext:value-type="float">
            <text:p>0,00002100394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A9]^2" office:value-type="float" office:value="0.0196" calcext:value-type="float">
            <text:p>0,0196</text:p>
          </table:table-cell>
          <table:table-cell table:formula="of:=[.A9]^4/12" office:value-type="float" office:value="0.0000320133333333334" calcext:value-type="float">
            <text:p>3,20133333333334E-05</text:p>
          </table:table-cell>
          <table:table-cell table:formula="of:=(0.95*[.A9])^4/12" office:value-type="float" office:value="0.0000260750600833333" calcext:value-type="float">
            <text:p>2,60750600833333E-05</text:p>
          </table:table-cell>
          <table:table-cell table:formula="of:=(1.05*[.A9])^4/12" office:value-type="float" office:value="0.00003891240675" calcext:value-type="float">
            <text:p>0,00003891240675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A10]^2" office:value-type="float" office:value="0.0256" calcext:value-type="float">
            <text:p>0,0256</text:p>
          </table:table-cell>
          <table:table-cell table:formula="of:=[.A10]^4/12" office:value-type="float" office:value="0.0000546133333333333" calcext:value-type="float">
            <text:p>5,46133333333333E-05</text:p>
          </table:table-cell>
          <table:table-cell table:formula="of:=(0.95*[.A10])^4/12" office:value-type="float" office:value="0.0000444829013333333" calcext:value-type="float">
            <text:p>4,44829013333333E-05</text:p>
          </table:table-cell>
          <table:table-cell table:formula="of:=(1.05*[.A10])^4/12" office:value-type="float" office:value="0.000066382848" calcext:value-type="float">
            <text:p>0,000066382848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A11]^2" office:value-type="float" office:value="0.0324" calcext:value-type="float">
            <text:p>0,0324</text:p>
          </table:table-cell>
          <table:table-cell table:formula="of:=[.A11]^4/12" office:value-type="float" office:value="0.00008748" calcext:value-type="float">
            <text:p>0,00008748</text:p>
          </table:table-cell>
          <table:table-cell table:formula="of:=(0.95*[.A11])^4/12" office:value-type="float" office:value="0.00007125300675" calcext:value-type="float">
            <text:p>0,00007125300675</text:p>
          </table:table-cell>
          <table:table-cell table:formula="of:=(1.05*[.A11])^4/12" office:value-type="float" office:value="0.00010633248675" calcext:value-type="float">
            <text:p>0,000106332486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A12]^2" office:value-type="float" office:value="0.04" calcext:value-type="float">
            <text:p>0,04</text:p>
          </table:table-cell>
          <table:table-cell table:formula="of:=[.A12]^4/12" office:value-type="float" office:value="0.000133333333333333" calcext:value-type="float">
            <text:p>0,000133333333333333</text:p>
          </table:table-cell>
          <table:table-cell table:formula="of:=(0.95*[.A12])^4/12" office:value-type="float" office:value="0.000108600833333333" calcext:value-type="float">
            <text:p>0,000108600833333333</text:p>
          </table:table-cell>
          <table:table-cell table:formula="of:=(1.05*[.A12])^4/12" office:value-type="float" office:value="0.0001620675" calcext:value-type="float">
            <text:p>0,0001620675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A13]^2" office:value-type="float" office:value="0.0484" calcext:value-type="float">
            <text:p>0,0484</text:p>
          </table:table-cell>
          <table:table-cell table:formula="of:=[.A13]^4/12" office:value-type="float" office:value="0.000195213333333333" calcext:value-type="float">
            <text:p>0,000195213333333333</text:p>
          </table:table-cell>
          <table:table-cell table:formula="of:=(0.95*[.A13])^4/12" office:value-type="float" office:value="0.000159002480083333" calcext:value-type="float">
            <text:p>0,000159002480083333</text:p>
          </table:table-cell>
          <table:table-cell table:formula="of:=(1.05*[.A13])^4/12" office:value-type="float" office:value="0.00023728302675" calcext:value-type="float">
            <text:p>0,00023728302675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A14]^2" office:value-type="float" office:value="0.0576" calcext:value-type="float">
            <text:p>0,0576</text:p>
          </table:table-cell>
          <table:table-cell table:formula="of:=[.A14]^4/12" office:value-type="float" office:value="0.00027648" calcext:value-type="float">
            <text:p>0,00027648</text:p>
          </table:table-cell>
          <table:table-cell table:formula="of:=(0.95*[.A14])^4/12" office:value-type="float" office:value="0.000225194688" calcext:value-type="float">
            <text:p>0,000225194688</text:p>
          </table:table-cell>
          <table:table-cell table:formula="of:=(1.05*[.A14])^4/12" office:value-type="float" office:value="0.000336063168" calcext:value-type="float">
            <text:p>0,000336063168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A15]^2" office:value-type="float" office:value="0.0676" calcext:value-type="float">
            <text:p>0,0676</text:p>
          </table:table-cell>
          <table:table-cell table:formula="of:=[.A15]^4/12" office:value-type="float" office:value="0.000380813333333333" calcext:value-type="float">
            <text:p>0,000380813333333333</text:p>
          </table:table-cell>
          <table:table-cell table:formula="of:=(0.95*[.A15])^4/12" office:value-type="float" office:value="0.000310174840083333" calcext:value-type="float">
            <text:p>0,000310174840083333</text:p>
          </table:table-cell>
          <table:table-cell table:formula="of:=(1.05*[.A15])^4/12" office:value-type="float" office:value="0.00046288098675" calcext:value-type="float">
            <text:p>0,00046288098675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A16]^2" office:value-type="float" office:value="0.0784" calcext:value-type="float">
            <text:p>0,0784</text:p>
          </table:table-cell>
          <table:table-cell table:formula="of:=[.A16]^4/12" office:value-type="float" office:value="0.000512213333333334" calcext:value-type="float">
            <text:p>0,000512213333333334</text:p>
          </table:table-cell>
          <table:table-cell table:formula="of:=(0.95*[.A16])^4/12" office:value-type="float" office:value="0.000417200961333333" calcext:value-type="float">
            <text:p>0,000417200961333333</text:p>
          </table:table-cell>
          <table:table-cell table:formula="of:=(1.05*[.A16])^4/12" office:value-type="float" office:value="0.000622598508" calcext:value-type="float">
            <text:p>0,00062259850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A17]^2" office:value-type="float" office:value="0.09" calcext:value-type="float">
            <text:p>0,09</text:p>
          </table:table-cell>
          <table:table-cell table:formula="of:=[.A17]^4/12" office:value-type="float" office:value="0.000675" calcext:value-type="float">
            <text:p>0,000675</text:p>
          </table:table-cell>
          <table:table-cell table:formula="of:=(0.95*[.A17])^4/12" office:value-type="float" office:value="0.00054979171875" calcext:value-type="float">
            <text:p>0,00054979171875</text:p>
          </table:table-cell>
          <table:table-cell table:formula="of:=(1.05*[.A17])^4/12" office:value-type="float" office:value="0.00082046671875" calcext:value-type="float">
            <text:p>0,00082046671875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A18]^2" office:value-type="float" office:value="0.1024" calcext:value-type="float">
            <text:p>0,1024</text:p>
          </table:table-cell>
          <table:table-cell table:formula="of:=[.A18]^4/12" office:value-type="float" office:value="0.000873813333333333" calcext:value-type="float">
            <text:p>0,000873813333333333</text:p>
          </table:table-cell>
          <table:table-cell table:formula="of:=(0.95*[.A18])^4/12" office:value-type="float" office:value="0.000711726421333333" calcext:value-type="float">
            <text:p>0,000711726421333333</text:p>
          </table:table-cell>
          <table:table-cell table:formula="of:=(1.05*[.A18])^4/12" office:value-type="float" office:value="0.001062125568" calcext:value-type="float">
            <text:p>0,001062125568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19]^2" office:value-type="float" office:value="0.1156" calcext:value-type="float">
            <text:p>0,1156</text:p>
          </table:table-cell>
          <table:table-cell table:formula="of:=[.A19]^4/12" office:value-type="float" office:value="0.00111361333333333" calcext:value-type="float">
            <text:p>0,00111361333333333</text:p>
          </table:table-cell>
          <table:table-cell table:formula="of:=(0.95*[.A19])^4/12" office:value-type="float" office:value="0.000907045020083333" calcext:value-type="float">
            <text:p>0,000907045020083333</text:p>
          </table:table-cell>
          <table:table-cell table:formula="of:=(1.05*[.A19])^4/12" office:value-type="float" office:value="0.00135360396675" calcext:value-type="float">
            <text:p>0,0013536039667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A20]^2" office:value-type="float" office:value="0.1296" calcext:value-type="float">
            <text:p>0,1296</text:p>
          </table:table-cell>
          <table:table-cell table:formula="of:=[.A20]^4/12" office:value-type="float" office:value="0.00139968" calcext:value-type="float">
            <text:p>0,00139968</text:p>
          </table:table-cell>
          <table:table-cell table:formula="of:=(0.95*[.A20])^4/12" office:value-type="float" office:value="0.001140048108" calcext:value-type="float">
            <text:p>0,001140048108</text:p>
          </table:table-cell>
          <table:table-cell table:formula="of:=(1.05*[.A20])^4/12" office:value-type="float" office:value="0.001701319788" calcext:value-type="float">
            <text:p>0,00170131978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A21]^2" office:value-type="float" office:value="0.1444" calcext:value-type="float">
            <text:p>0,1444</text:p>
          </table:table-cell>
          <table:table-cell table:formula="of:=[.A21]^4/12" office:value-type="float" office:value="0.00173761333333333" calcext:value-type="float">
            <text:p>0,00173761333333333</text:p>
          </table:table-cell>
          <table:table-cell table:formula="of:=(0.95*[.A21])^4/12" office:value-type="float" office:value="0.00141529692008333" calcext:value-type="float">
            <text:p>0,00141529692008333</text:p>
          </table:table-cell>
          <table:table-cell table:formula="of:=(1.05*[.A21])^4/12" office:value-type="float" office:value="0.00211207986675" calcext:value-type="float">
            <text:p>0,0021120798667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22]^2" office:value-type="float" office:value="0.16" calcext:value-type="float">
            <text:p>0,16</text:p>
          </table:table-cell>
          <table:table-cell table:formula="of:=[.A22]^4/12" office:value-type="float" office:value="0.00213333333333333" calcext:value-type="float">
            <text:p>0,00213333333333333</text:p>
          </table:table-cell>
          <table:table-cell table:formula="of:=(0.95*[.A22])^4/12" office:value-type="float" office:value="0.00173761333333333" calcext:value-type="float">
            <text:p>0,00173761333333333</text:p>
          </table:table-cell>
          <table:table-cell table:formula="of:=(1.05*[.A22])^4/12" office:value-type="float" office:value="0.00259308" calcext:value-type="float">
            <text:p>0,00259308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23]^2" office:value-type="float" office:value="0.1764" calcext:value-type="float">
            <text:p>0,1764</text:p>
          </table:table-cell>
          <table:table-cell table:formula="of:=[.A23]^4/12" office:value-type="float" office:value="0.00259308" calcext:value-type="float">
            <text:p>0,00259308</text:p>
          </table:table-cell>
          <table:table-cell table:formula="of:=(0.95*[.A23])^4/12" office:value-type="float" office:value="0.00211207986675" calcext:value-type="float">
            <text:p>0,00211207986675</text:p>
          </table:table-cell>
          <table:table-cell table:formula="of:=(1.05*[.A23])^4/12" office:value-type="float" office:value="0.00315190494675" calcext:value-type="float">
            <text:p>0,0031519049467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24]^2" office:value-type="float" office:value="0.1936" calcext:value-type="float">
            <text:p>0,1936</text:p>
          </table:table-cell>
          <table:table-cell table:formula="of:=[.A24]^4/12" office:value-type="float" office:value="0.00312341333333333" calcext:value-type="float">
            <text:p>0,00312341333333333</text:p>
          </table:table-cell>
          <table:table-cell table:formula="of:=(0.95*[.A24])^4/12" office:value-type="float" office:value="0.00254403968133333" calcext:value-type="float">
            <text:p>0,00254403968133333</text:p>
          </table:table-cell>
          <table:table-cell table:formula="of:=(1.05*[.A24])^4/12" office:value-type="float" office:value="0.003796528428" calcext:value-type="float">
            <text:p>0,003796528428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A25]^2" office:value-type="float" office:value="0.2116" calcext:value-type="float">
            <text:p>0,2116</text:p>
          </table:table-cell>
          <table:table-cell table:formula="of:=[.A25]^4/12" office:value-type="float" office:value="0.00373121333333333" calcext:value-type="float">
            <text:p>0,00373121333333333</text:p>
          </table:table-cell>
          <table:table-cell table:formula="of:=(0.95*[.A25])^4/12" office:value-type="float" office:value="0.00303909658008333" calcext:value-type="float">
            <text:p>0,00303909658008333</text:p>
          </table:table-cell>
          <table:table-cell table:formula="of:=(1.05*[.A25])^4/12" office:value-type="float" office:value="0.00453531312675" calcext:value-type="float">
            <text:p>0,00453531312675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26]^2" office:value-type="float" office:value="0.2304" calcext:value-type="float">
            <text:p>0,2304</text:p>
          </table:table-cell>
          <table:table-cell table:formula="of:=[.A26]^4/12" office:value-type="float" office:value="0.00442368" calcext:value-type="float">
            <text:p>0,00442368</text:p>
          </table:table-cell>
          <table:table-cell table:formula="of:=(0.95*[.A26])^4/12" office:value-type="float" office:value="0.003603115008" calcext:value-type="float">
            <text:p>0,003603115008</text:p>
          </table:table-cell>
          <table:table-cell table:formula="of:=(1.05*[.A26])^4/12" office:value-type="float" office:value="0.005377010688" calcext:value-type="float">
            <text:p>0,0053770106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27]^2" office:value-type="float" office:value="0.25" calcext:value-type="float">
            <text:p>0,25</text:p>
          </table:table-cell>
          <table:table-cell table:formula="of:=[.A27]^4/12" office:value-type="float" office:value="0.00520833333333333" calcext:value-type="float">
            <text:p>0,00520833333333333</text:p>
          </table:table-cell>
          <table:table-cell table:formula="of:=(0.95*[.A27])^4/12" office:value-type="float" office:value="0.00424222005208333" calcext:value-type="float">
            <text:p>0,00424222005208333</text:p>
          </table:table-cell>
          <table:table-cell table:formula="of:=(1.05*[.A27])^4/12" office:value-type="float" office:value="0.00633076171875" calcext:value-type="float">
            <text:p>0,00633076171875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A28]^2" office:value-type="float" office:value="0.2704" calcext:value-type="float">
            <text:p>0,2704</text:p>
          </table:table-cell>
          <table:table-cell table:formula="of:=[.A28]^4/12" office:value-type="float" office:value="0.00609301333333333" calcext:value-type="float">
            <text:p>0,00609301333333333</text:p>
          </table:table-cell>
          <table:table-cell table:formula="of:=(0.95*[.A28])^4/12" office:value-type="float" office:value="0.00496279744133333" calcext:value-type="float">
            <text:p>0,00496279744133333</text:p>
          </table:table-cell>
          <table:table-cell table:formula="of:=(1.05*[.A28])^4/12" office:value-type="float" office:value="0.007406095788" calcext:value-type="float">
            <text:p>0,007406095788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A29]^2" office:value-type="float" office:value="0.2916" calcext:value-type="float">
            <text:p>0,2916</text:p>
          </table:table-cell>
          <table:table-cell table:formula="of:=[.A29]^4/12" office:value-type="float" office:value="0.00708588" calcext:value-type="float">
            <text:p>0,00708588</text:p>
          </table:table-cell>
          <table:table-cell table:formula="of:=(0.95*[.A29])^4/12" office:value-type="float" office:value="0.00577149354675" calcext:value-type="float">
            <text:p>0,00577149354675</text:p>
          </table:table-cell>
          <table:table-cell table:formula="of:=(1.05*[.A29])^4/12" office:value-type="float" office:value="0.00861293142675" calcext:value-type="float">
            <text:p>0,0086129314267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0]^2" office:value-type="float" office:value="0.3136" calcext:value-type="float">
            <text:p>0,3136</text:p>
          </table:table-cell>
          <table:table-cell table:formula="of:=[.A30]^4/12" office:value-type="float" office:value="0.00819541333333334" calcext:value-type="float">
            <text:p>0,00819541333333334</text:p>
          </table:table-cell>
          <table:table-cell table:formula="of:=(0.95*[.A30])^4/12" office:value-type="float" office:value="0.00667521538133334" calcext:value-type="float">
            <text:p>0,00667521538133334</text:p>
          </table:table-cell>
          <table:table-cell table:formula="of:=(1.05*[.A30])^4/12" office:value-type="float" office:value="0.009961576128" calcext:value-type="float">
            <text:p>0,009961576128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A31]^2" office:value-type="float" office:value="0.3364" calcext:value-type="float">
            <text:p>0,3364</text:p>
          </table:table-cell>
          <table:table-cell table:formula="of:=[.A31]^4/12" office:value-type="float" office:value="0.00943041333333333" calcext:value-type="float">
            <text:p>0,00943041333333333</text:p>
          </table:table-cell>
          <table:table-cell table:formula="of:=(0.95*[.A31])^4/12" office:value-type="float" office:value="0.00768113060008333" calcext:value-type="float">
            <text:p>0,00768113060008333</text:p>
          </table:table-cell>
          <table:table-cell table:formula="of:=(1.05*[.A31])^4/12" office:value-type="float" office:value="0.01146272634675" calcext:value-type="float">
            <text:p>0,011462726346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32]^2" office:value-type="float" office:value="0.36" calcext:value-type="float">
            <text:p>0,36</text:p>
          </table:table-cell>
          <table:table-cell table:formula="of:=[.A32]^4/12" office:value-type="float" office:value="0.0108" calcext:value-type="float">
            <text:p>0,0108</text:p>
          </table:table-cell>
          <table:table-cell table:formula="of:=(0.95*[.A32])^4/12" office:value-type="float" office:value="0.0087966675" calcext:value-type="float">
            <text:p>0,0087966675</text:p>
          </table:table-cell>
          <table:table-cell table:formula="of:=(1.05*[.A32])^4/12" office:value-type="float" office:value="0.0131274675" calcext:value-type="float">
            <text:p>0,0131274675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A33]^2" office:value-type="float" office:value="0.3844" calcext:value-type="float">
            <text:p>0,3844</text:p>
          </table:table-cell>
          <table:table-cell table:formula="of:=[.A33]^4/12" office:value-type="float" office:value="0.0123136133333333" calcext:value-type="float">
            <text:p>0,0123136133333333</text:p>
          </table:table-cell>
          <table:table-cell table:formula="of:=(0.95*[.A33])^4/12" office:value-type="float" office:value="0.0100295150200833" calcext:value-type="float">
            <text:p>0,0100295150200833</text:p>
          </table:table-cell>
          <table:table-cell table:formula="of:=(1.05*[.A33])^4/12" office:value-type="float" office:value="0.01496727396675" calcext:value-type="float">
            <text:p>0,01496727396675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A34]^2" office:value-type="float" office:value="0.4096" calcext:value-type="float">
            <text:p>0,4096</text:p>
          </table:table-cell>
          <table:table-cell table:formula="of:=[.A34]^4/12" office:value-type="float" office:value="0.0139810133333333" calcext:value-type="float">
            <text:p>0,0139810133333333</text:p>
          </table:table-cell>
          <table:table-cell table:formula="of:=(0.95*[.A34])^4/12" office:value-type="float" office:value="0.0113876227413333" calcext:value-type="float">
            <text:p>0,0113876227413333</text:p>
          </table:table-cell>
          <table:table-cell table:formula="of:=(1.05*[.A34])^4/12" office:value-type="float" office:value="0.016994009088" calcext:value-type="float">
            <text:p>0,0169940090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A35]^2" office:value-type="float" office:value="0.4356" calcext:value-type="float">
            <text:p>0,4356</text:p>
          </table:table-cell>
          <table:table-cell table:formula="of:=[.A35]^4/12" office:value-type="float" office:value="0.01581228" calcext:value-type="float">
            <text:p>0,01581228</text:p>
          </table:table-cell>
          <table:table-cell table:formula="of:=(0.95*[.A35])^4/12" office:value-type="float" office:value="0.01287920088675" calcext:value-type="float">
            <text:p>0,01287920088675</text:p>
          </table:table-cell>
          <table:table-cell table:formula="of:=(1.05*[.A35])^4/12" office:value-type="float" office:value="0.01921992516675" calcext:value-type="float">
            <text:p>0,0192199251667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36]^2" office:value-type="float" office:value="0.4624" calcext:value-type="float">
            <text:p>0,4624</text:p>
          </table:table-cell>
          <table:table-cell table:formula="of:=[.A36]^4/12" office:value-type="float" office:value="0.0178178133333333" calcext:value-type="float">
            <text:p>0,0178178133333333</text:p>
          </table:table-cell>
          <table:table-cell table:formula="of:=(0.95*[.A36])^4/12" office:value-type="float" office:value="0.0145127203213333" calcext:value-type="float">
            <text:p>0,0145127203213333</text:p>
          </table:table-cell>
          <table:table-cell table:formula="of:=(1.05*[.A36])^4/12" office:value-type="float" office:value="0.021657663468" calcext:value-type="float">
            <text:p>0,02165766346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37]^2" office:value-type="float" office:value="0.49" calcext:value-type="float">
            <text:p>0,49</text:p>
          </table:table-cell>
          <table:table-cell table:formula="of:=[.A37]^4/12" office:value-type="float" office:value="0.0200083333333333" calcext:value-type="float">
            <text:p>0,0200083333333333</text:p>
          </table:table-cell>
          <table:table-cell table:formula="of:=(0.95*[.A37])^4/12" office:value-type="float" office:value="0.0162969125520833" calcext:value-type="float">
            <text:p>0,0162969125520833</text:p>
          </table:table-cell>
          <table:table-cell table:formula="of:=(1.05*[.A37])^4/12" office:value-type="float" office:value="0.02432025421875" calcext:value-type="float">
            <text:p>0,02432025421875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38]^2" office:value-type="float" office:value="0.5184" calcext:value-type="float">
            <text:p>0,5184</text:p>
          </table:table-cell>
          <table:table-cell table:formula="of:=[.A38]^4/12" office:value-type="float" office:value="0.02239488" calcext:value-type="float">
            <text:p>0,02239488</text:p>
          </table:table-cell>
          <table:table-cell table:formula="of:=(0.95*[.A38])^4/12" office:value-type="float" office:value="0.018240769728" calcext:value-type="float">
            <text:p>0,018240769728</text:p>
          </table:table-cell>
          <table:table-cell table:formula="of:=(1.05*[.A38])^4/12" office:value-type="float" office:value="0.027221116608" calcext:value-type="float">
            <text:p>0,02722111660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39]^2" office:value-type="float" office:value="0.5476" calcext:value-type="float">
            <text:p>0,5476</text:p>
          </table:table-cell>
          <table:table-cell table:formula="of:=[.A39]^4/12" office:value-type="float" office:value="0.0249888133333333" calcext:value-type="float">
            <text:p>0,0249888133333333</text:p>
          </table:table-cell>
          <table:table-cell table:formula="of:=(0.95*[.A39])^4/12" office:value-type="float" office:value="0.0203535446400833" calcext:value-type="float">
            <text:p>0,0203535446400833</text:p>
          </table:table-cell>
          <table:table-cell table:formula="of:=(1.05*[.A39])^4/12" office:value-type="float" office:value="0.03037405878675" calcext:value-type="float">
            <text:p>0,0303740587867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A40]^2" office:value-type="float" office:value="0.5776" calcext:value-type="float">
            <text:p>0,5776</text:p>
          </table:table-cell>
          <table:table-cell table:formula="of:=[.A40]^4/12" office:value-type="float" office:value="0.0278018133333333" calcext:value-type="float">
            <text:p>0,0278018133333333</text:p>
          </table:table-cell>
          <table:table-cell table:formula="of:=(0.95*[.A40])^4/12" office:value-type="float" office:value="0.0226447507213333" calcext:value-type="float">
            <text:p>0,0226447507213333</text:p>
          </table:table-cell>
          <table:table-cell table:formula="of:=(1.05*[.A40])^4/12" office:value-type="float" office:value="0.033793277868" calcext:value-type="float">
            <text:p>0,03379327786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A41]^2" office:value-type="float" office:value="0.6084" calcext:value-type="float">
            <text:p>0,6084</text:p>
          </table:table-cell>
          <table:table-cell table:formula="of:=[.A41]^4/12" office:value-type="float" office:value="0.03084588" calcext:value-type="float">
            <text:p>0,03084588</text:p>
          </table:table-cell>
          <table:table-cell table:formula="of:=(0.95*[.A41])^4/12" office:value-type="float" office:value="0.02512416204675" calcext:value-type="float">
            <text:p>0,02512416204675</text:p>
          </table:table-cell>
          <table:table-cell table:formula="of:=(1.05*[.A41])^4/12" office:value-type="float" office:value="0.03749335992675" calcext:value-type="float">
            <text:p>0,037493359926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2]^2" office:value-type="float" office:value="0.64" calcext:value-type="float">
            <text:p>0,64</text:p>
          </table:table-cell>
          <table:table-cell table:formula="of:=[.A42]^4/12" office:value-type="float" office:value="0.0341333333333333" calcext:value-type="float">
            <text:p>0,0341333333333333</text:p>
          </table:table-cell>
          <table:table-cell table:formula="of:=(0.95*[.A42])^4/12" office:value-type="float" office:value="0.0278018133333333" calcext:value-type="float">
            <text:p>0,0278018133333333</text:p>
          </table:table-cell>
          <table:table-cell table:formula="of:=(1.05*[.A42])^4/12" office:value-type="float" office:value="0.04148928" calcext:value-type="float">
            <text:p>0,0414892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A43]^2" office:value-type="float" office:value="0.6724" calcext:value-type="float">
            <text:p>0,6724</text:p>
          </table:table-cell>
          <table:table-cell table:formula="of:=[.A43]^4/12" office:value-type="float" office:value="0.0376768133333333" calcext:value-type="float">
            <text:p>0,0376768133333333</text:p>
          </table:table-cell>
          <table:table-cell table:formula="of:=(0.95*[.A43])^4/12" office:value-type="float" office:value="0.0306879999400833" calcext:value-type="float">
            <text:p>0,0306879999400833</text:p>
          </table:table-cell>
          <table:table-cell table:formula="of:=(1.05*[.A43])^4/12" office:value-type="float" office:value="0.04579640208675" calcext:value-type="float">
            <text:p>0,04579640208675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A44]^2" office:value-type="float" office:value="0.7056" calcext:value-type="float">
            <text:p>0,7056</text:p>
          </table:table-cell>
          <table:table-cell table:formula="of:=[.A44]^4/12" office:value-type="float" office:value="0.04148928" calcext:value-type="float">
            <text:p>0,04148928</text:p>
          </table:table-cell>
          <table:table-cell table:formula="of:=(0.95*[.A44])^4/12" office:value-type="float" office:value="0.033793277868" calcext:value-type="float">
            <text:p>0,033793277868</text:p>
          </table:table-cell>
          <table:table-cell table:formula="of:=(1.05*[.A44])^4/12" office:value-type="float" office:value="0.050430479148" calcext:value-type="float">
            <text:p>0,050430479148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A45]^2" office:value-type="float" office:value="0.7396" calcext:value-type="float">
            <text:p>0,7396</text:p>
          </table:table-cell>
          <table:table-cell table:formula="of:=[.A45]^4/12" office:value-type="float" office:value="0.0455840133333333" calcext:value-type="float">
            <text:p>0,0455840133333333</text:p>
          </table:table-cell>
          <table:table-cell table:formula="of:=(0.95*[.A45])^4/12" office:value-type="float" office:value="0.0371284637600833" calcext:value-type="float">
            <text:p>0,0371284637600833</text:p>
          </table:table-cell>
          <table:table-cell table:formula="of:=(1.05*[.A45])^4/12" office:value-type="float" office:value="0.05540765310675" calcext:value-type="float">
            <text:p>0,0554076531067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A46]^2" office:value-type="float" office:value="0.7744" calcext:value-type="float">
            <text:p>0,7744</text:p>
          </table:table-cell>
          <table:table-cell table:formula="of:=[.A46]^4/12" office:value-type="float" office:value="0.0499746133333333" calcext:value-type="float">
            <text:p>0,0499746133333333</text:p>
          </table:table-cell>
          <table:table-cell table:formula="of:=(0.95*[.A46])^4/12" office:value-type="float" office:value="0.0407046349013333" calcext:value-type="float">
            <text:p>0,0407046349013333</text:p>
          </table:table-cell>
          <table:table-cell table:formula="of:=(1.05*[.A46])^4/12" office:value-type="float" office:value="0.060744454848" calcext:value-type="float">
            <text:p>0,06074445484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A47]^2" office:value-type="float" office:value="0.81" calcext:value-type="float">
            <text:p>0,81</text:p>
          </table:table-cell>
          <table:table-cell table:formula="of:=[.A47]^4/12" office:value-type="float" office:value="0.054675" calcext:value-type="float">
            <text:p>0,054675</text:p>
          </table:table-cell>
          <table:table-cell table:formula="of:=(0.95*[.A47])^4/12" office:value-type="float" office:value="0.04453312921875" calcext:value-type="float">
            <text:p>0,04453312921875</text:p>
          </table:table-cell>
          <table:table-cell table:formula="of:=(1.05*[.A47])^4/12" office:value-type="float" office:value="0.06645780421875" calcext:value-type="float">
            <text:p>0,06645780421875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A48]^2" office:value-type="float" office:value="0.8464" calcext:value-type="float">
            <text:p>0,8464</text:p>
          </table:table-cell>
          <table:table-cell table:formula="of:=[.A48]^4/12" office:value-type="float" office:value="0.0596994133333333" calcext:value-type="float">
            <text:p>0,0596994133333333</text:p>
          </table:table-cell>
          <table:table-cell table:formula="of:=(0.95*[.A48])^4/12" office:value-type="float" office:value="0.0486255452813333" calcext:value-type="float">
            <text:p>0,0486255452813333</text:p>
          </table:table-cell>
          <table:table-cell table:formula="of:=(1.05*[.A48])^4/12" office:value-type="float" office:value="0.072565010028" calcext:value-type="float">
            <text:p>0,072565010028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A49]^2" office:value-type="float" office:value="0.8836" calcext:value-type="float">
            <text:p>0,8836</text:p>
          </table:table-cell>
          <table:table-cell table:formula="of:=[.A49]^4/12" office:value-type="float" office:value="0.0650624133333334" calcext:value-type="float">
            <text:p>0,0650624133333334</text:p>
          </table:table-cell>
          <table:table-cell table:formula="of:=(0.95*[.A49])^4/12" office:value-type="float" office:value="0.0529937423000833" calcext:value-type="float">
            <text:p>0,0529937423000833</text:p>
          </table:table-cell>
          <table:table-cell table:formula="of:=(1.05*[.A49])^4/12" office:value-type="float" office:value="0.07908377004675" calcext:value-type="float">
            <text:p>0,0790837700467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A50]^2" office:value-type="float" office:value="0.9216" calcext:value-type="float">
            <text:p>0,9216</text:p>
          </table:table-cell>
          <table:table-cell table:formula="of:=[.A50]^4/12" office:value-type="float" office:value="0.07077888" calcext:value-type="float">
            <text:p>0,07077888</text:p>
          </table:table-cell>
          <table:table-cell table:formula="of:=(0.95*[.A50])^4/12" office:value-type="float" office:value="0.057649840128" calcext:value-type="float">
            <text:p>0,057649840128</text:p>
          </table:table-cell>
          <table:table-cell table:formula="of:=(1.05*[.A50])^4/12" office:value-type="float" office:value="0.086032171008" calcext:value-type="float">
            <text:p>0,08603217100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A51]^2" office:value-type="float" office:value="0.9604" calcext:value-type="float">
            <text:p>0,9604</text:p>
          </table:table-cell>
          <table:table-cell table:formula="of:=[.A51]^4/12" office:value-type="float" office:value="0.0768640133333333" calcext:value-type="float">
            <text:p>0,0768640133333333</text:p>
          </table:table-cell>
          <table:table-cell table:formula="of:=(0.95*[.A51])^4/12" office:value-type="float" office:value="0.0626062192600833" calcext:value-type="float">
            <text:p>0,0626062192600833</text:p>
          </table:table-cell>
          <table:table-cell table:formula="of:=(1.05*[.A51])^4/12" office:value-type="float" office:value="0.09342868860675" calcext:value-type="float">
            <text:p>0,09342868860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]^2" office:value-type="float" office:value="1" calcext:value-type="float">
            <text:p>1</text:p>
          </table:table-cell>
          <table:table-cell table:formula="of:=[.A52]^4/12" office:value-type="float" office:value="0.0833333333333333" calcext:value-type="float">
            <text:p>0,0833333333333333</text:p>
          </table:table-cell>
          <table:table-cell table:formula="of:=(0.95*[.A52])^4/12" office:value-type="float" office:value="0.0678755208333333" calcext:value-type="float">
            <text:p>0,0678755208333333</text:p>
          </table:table-cell>
          <table:table-cell table:formula="of:=(1.05*[.A52])^4/12" office:value-type="float" office:value="0.1012921875" calcext:value-type="float">
            <text:p>0,1012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.00.0000</text:date>, <text:time style:data-style-name="N2" text:time-value="10:09:09.9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10:37:14.656000000</meta:creation-date>
    <dc:date>2024-09-06T12:33:34.172000000</dc:date>
    <meta:editing-duration>PT12H8M34S</meta:editing-duration>
    <meta:editing-cycles>4</meta:editing-cycles>
    <meta:generator>LibreOffice/7.5.7.1$Windows_X86_64 LibreOffice_project/47eb0cf7efbacdee9b19ae25d6752381ede23126</meta:generator>
    <meta:document-statistic meta:table-count="2" meta:cell-count="30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0.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48cm" svg:height="13.527cm" xlink:href=".." xlink:type="simple" chart:class="chart:scatter" chart:style-name="ch1">
        <chart:legend chart:legend-position="end" svg:x="3.547cm" svg:y="1.686cm" style:legend-expansion="custom" svg:width="3.727cm" svg:height="2.092cm" style:legend-expansion-aspect-ratio="1.78154875717017" chart:style-name="ch2"/>
        <chart:plot-area chart:style-name="ch3" table:cell-range-address="Sheet2.A1:Sheet2.E52" chart:data-source-has-labels="row" svg:x="1.783cm" svg:y="0.27cm" svg:width="16.303cm" svg:height="11.714cm">
          <chart:coordinate-region svg:x="3.039cm" svg:y="0.55cm" svg:width="14.081cm" svg:height="10.628cm"/>
          <chart:axis chart:dimension="x" chart:name="primary-x" chart:style-name="ch4">
            <chart:title svg:x="6.842cm" svg:y="12.254cm" chart:style-name="ch5">
              <text:p>Axial flow distance (x)   [m]</text:p>
            </chart:title>
            <chart:grid chart:style-name="ch6" chart:class="minor"/>
          </chart:axis>
          <chart:axis chart:dimension="y" chart:name="primary-y" chart:style-name="ch7">
            <chart:title svg:x="0.451cm" svg:y="9.762cm" chart:style-name="ch8">
              <text:p>Bending moment M   [2e7 N*m]</text:p>
            </chart:title>
            <chart:grid chart:style-name="ch6" chart:class="minor"/>
          </chart:axis>
          <chart:axis chart:dimension="y" chart:name="secondary-y" chart:style-name="ch9">
            <chart:title svg:x="18.566cm" svg:y="9.14cm" chart:style-name="ch8">
              <text:p>Melt pressure p [2e7 N/m]</text:p>
            </chart:title>
          </chart:axis>
          <chart:series chart:attached-axis="secondary-y" chart:style-name="ch10" chart:values-cell-range-address="Sheet2.B2:Sheet2.B52" chart:label-cell-address="Sheet2.B1:Sheet2.B1" chart:class="chart:scatter">
            <chart:domain table:cell-range-address="Sheet2.A2:Sheet2.A52"/>
            <chart:data-point chart:repeated="51"/>
          </chart:series>
          <chart:series chart:attached-axis="primary-y" chart:style-name="ch11" chart:values-cell-range-address="Sheet2.C2:Sheet2.C52" chart:label-cell-address="Sheet2.C1:Sheet2.C1" chart:class="chart:scatter">
            <chart:data-point chart:repeated="51"/>
          </chart:series>
          <chart:series chart:attached-axis="primary-y" chart:style-name="ch12" chart:values-cell-range-address="Sheet2.D2:Sheet2.D52" chart:label-cell-address="Sheet2.D1:Sheet2.D1" chart:class="chart:scatter">
            <chart:data-point chart:repeated="51"/>
          </chart:series>
          <chart:series chart:attached-axis="primary-y" chart:style-name="ch13" chart:values-cell-range-address="Sheet2.E2:Sheet2.E52" chart:label-cell-address="Sheet2.E1:Sheet2.E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 = x²</text:p>
                <draw:g>
                  <svg:desc>Sheet2.B1:Sheet2.B1</svg:desc>
                </draw:g>
              </table:table-cell>
              <table:table-cell office:value-type="string">
                <text:p>M = x^4/12</text:p>
                <draw:g>
                  <svg:desc>Sheet2.C1:Sheet2.C1</svg:desc>
                </draw:g>
              </table:table-cell>
              <table:table-cell office:value-type="string">
                <text:p>M = ((0.95x)^4)/12</text:p>
                <draw:g>
                  <svg:desc>Sheet2.D1:Sheet2.D1</svg:desc>
                </draw:g>
              </table:table-cell>
              <table:table-cell office:value-type="string">
                <text:p>M = ((1.05x)^4)/12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52</svg:desc>
                </draw:g>
              </table:table-cell>
              <table:table-cell office:value-type="float" office:value="0">
                <text:p>0</text:p>
                <draw:g>
                  <svg:desc>Sheet2.B2:Sheet2.B52</svg:desc>
                </draw:g>
              </table:table-cell>
              <table:table-cell office:value-type="float" office:value="0">
                <text:p>0</text:p>
                <draw:g>
                  <svg:desc>Sheet2.C2:Sheet2.C52</svg:desc>
                </draw:g>
              </table:table-cell>
              <table:table-cell office:value-type="float" office:value="0">
                <text:p>0</text:p>
                <draw:g>
                  <svg:desc>Sheet2.D2:Sheet2.D52</svg:desc>
                </draw:g>
              </table:table-cell>
              <table:table-cell office:value-type="float" office:value="0">
                <text:p>0</text:p>
                <draw:g>
                  <svg:desc>Sheet2.E2:Sheet2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4">
                <text:p>0.0004</text:p>
              </table:table-cell>
              <table:table-cell office:value-type="float" office:value="0.00000001333333333333">
                <text:p>0.00000001333333333333</text:p>
              </table:table-cell>
              <table:table-cell office:value-type="float" office:value="0.00000001086008333333">
                <text:p>0.00000001086008333333</text:p>
              </table:table-cell>
              <table:table-cell office:value-type="float" office:value="0.00000001620675">
                <text:p>0.0000000162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016">
                <text:p>0.0016</text:p>
              </table:table-cell>
              <table:table-cell office:value-type="float" office:value="0.00000021333333333333">
                <text:p>0.00000021333333333333</text:p>
              </table:table-cell>
              <table:table-cell office:value-type="float" office:value="0.00000017376133333333">
                <text:p>0.00000017376133333333</text:p>
              </table:table-cell>
              <table:table-cell office:value-type="float" office:value="0.000000259308">
                <text:p>0.000000259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036">
                <text:p>0.0036</text:p>
              </table:table-cell>
              <table:table-cell office:value-type="float" office:value="0.00000108">
                <text:p>0.00000108</text:p>
              </table:table-cell>
              <table:table-cell office:value-type="float" office:value="0.00000087966675">
                <text:p>0.00000087966675</text:p>
              </table:table-cell>
              <table:table-cell office:value-type="float" office:value="0.00000131274675">
                <text:p>0.0000013127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064">
                <text:p>0.0064</text:p>
              </table:table-cell>
              <table:table-cell office:value-type="float" office:value="0.00000341333333333333">
                <text:p>0.00000341333333333333</text:p>
              </table:table-cell>
              <table:table-cell office:value-type="float" office:value="0.00000278018133333333">
                <text:p>0.00000278018133333333</text:p>
              </table:table-cell>
              <table:table-cell office:value-type="float" office:value="0.000004148928">
                <text:p>0.000004148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000833333333333334">
                <text:p>0.00000833333333333334</text:p>
              </table:table-cell>
              <table:table-cell office:value-type="float" office:value="0.00000678755208333333">
                <text:p>0.00000678755208333333</text:p>
              </table:table-cell>
              <table:table-cell office:value-type="float" office:value="0.00001012921875">
                <text:p>0.000010129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144">
                <text:p>0.0144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14074668">
                <text:p>0.000014074668</text:p>
              </table:table-cell>
              <table:table-cell office:value-type="float" office:value="0.000021003948">
                <text:p>0.00002100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196">
                <text:p>0.0196</text:p>
              </table:table-cell>
              <table:table-cell office:value-type="float" office:value="0.0000320133333333334">
                <text:p>0.0000320133333333334</text:p>
              </table:table-cell>
              <table:table-cell office:value-type="float" office:value="0.0000260750600833333">
                <text:p>0.0000260750600833333</text:p>
              </table:table-cell>
              <table:table-cell office:value-type="float" office:value="0.00003891240675">
                <text:p>0.00003891240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256">
                <text:p>0.0256</text:p>
              </table:table-cell>
              <table:table-cell office:value-type="float" office:value="0.0000546133333333333">
                <text:p>0.0000546133333333333</text:p>
              </table:table-cell>
              <table:table-cell office:value-type="float" office:value="0.0000444829013333333">
                <text:p>0.0000444829013333333</text:p>
              </table:table-cell>
              <table:table-cell office:value-type="float" office:value="0.000066382848">
                <text:p>0.000066382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324">
                <text:p>0.0324</text:p>
              </table:table-cell>
              <table:table-cell office:value-type="float" office:value="0.00008748">
                <text:p>0.00008748</text:p>
              </table:table-cell>
              <table:table-cell office:value-type="float" office:value="0.00007125300675">
                <text:p>0.00007125300675</text:p>
              </table:table-cell>
              <table:table-cell office:value-type="float" office:value="0.00010633248675">
                <text:p>0.00010633248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0133333333333333">
                <text:p>0.000133333333333333</text:p>
              </table:table-cell>
              <table:table-cell office:value-type="float" office:value="0.000108600833333333">
                <text:p>0.000108600833333333</text:p>
              </table:table-cell>
              <table:table-cell office:value-type="float" office:value="0.0001620675">
                <text:p>0.000162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484">
                <text:p>0.0484</text:p>
              </table:table-cell>
              <table:table-cell office:value-type="float" office:value="0.000195213333333333">
                <text:p>0.000195213333333333</text:p>
              </table:table-cell>
              <table:table-cell office:value-type="float" office:value="0.000159002480083333">
                <text:p>0.000159002480083333</text:p>
              </table:table-cell>
              <table:table-cell office:value-type="float" office:value="0.00023728302675">
                <text:p>0.00023728302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576">
                <text:p>0.0576</text:p>
              </table:table-cell>
              <table:table-cell office:value-type="float" office:value="0.00027648">
                <text:p>0.00027648</text:p>
              </table:table-cell>
              <table:table-cell office:value-type="float" office:value="0.000225194688">
                <text:p>0.000225194688</text:p>
              </table:table-cell>
              <table:table-cell office:value-type="float" office:value="0.000336063168">
                <text:p>0.000336063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676">
                <text:p>0.0676</text:p>
              </table:table-cell>
              <table:table-cell office:value-type="float" office:value="0.000380813333333333">
                <text:p>0.000380813333333333</text:p>
              </table:table-cell>
              <table:table-cell office:value-type="float" office:value="0.000310174840083333">
                <text:p>0.000310174840083333</text:p>
              </table:table-cell>
              <table:table-cell office:value-type="float" office:value="0.00046288098675">
                <text:p>0.00046288098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784">
                <text:p>0.0784</text:p>
              </table:table-cell>
              <table:table-cell office:value-type="float" office:value="0.000512213333333334">
                <text:p>0.000512213333333334</text:p>
              </table:table-cell>
              <table:table-cell office:value-type="float" office:value="0.000417200961333333">
                <text:p>0.000417200961333333</text:p>
              </table:table-cell>
              <table:table-cell office:value-type="float" office:value="0.000622598508">
                <text:p>0.000622598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4979171875">
                <text:p>0.00054979171875</text:p>
              </table:table-cell>
              <table:table-cell office:value-type="float" office:value="0.00082046671875">
                <text:p>0.000820466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1024">
                <text:p>0.1024</text:p>
              </table:table-cell>
              <table:table-cell office:value-type="float" office:value="0.000873813333333333">
                <text:p>0.000873813333333333</text:p>
              </table:table-cell>
              <table:table-cell office:value-type="float" office:value="0.000711726421333333">
                <text:p>0.000711726421333333</text:p>
              </table:table-cell>
              <table:table-cell office:value-type="float" office:value="0.001062125568">
                <text:p>0.001062125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1156">
                <text:p>0.1156</text:p>
              </table:table-cell>
              <table:table-cell office:value-type="float" office:value="0.00111361333333333">
                <text:p>0.00111361333333333</text:p>
              </table:table-cell>
              <table:table-cell office:value-type="float" office:value="0.000907045020083333">
                <text:p>0.000907045020083333</text:p>
              </table:table-cell>
              <table:table-cell office:value-type="float" office:value="0.00135360396675">
                <text:p>0.0013536039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296">
                <text:p>0.1296</text:p>
              </table:table-cell>
              <table:table-cell office:value-type="float" office:value="0.00139968">
                <text:p>0.00139968</text:p>
              </table:table-cell>
              <table:table-cell office:value-type="float" office:value="0.001140048108">
                <text:p>0.001140048108</text:p>
              </table:table-cell>
              <table:table-cell office:value-type="float" office:value="0.001701319788">
                <text:p>0.001701319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444">
                <text:p>0.1444</text:p>
              </table:table-cell>
              <table:table-cell office:value-type="float" office:value="0.00173761333333333">
                <text:p>0.00173761333333333</text:p>
              </table:table-cell>
              <table:table-cell office:value-type="float" office:value="0.00141529692008333">
                <text:p>0.00141529692008333</text:p>
              </table:table-cell>
              <table:table-cell office:value-type="float" office:value="0.00211207986675">
                <text:p>0.00211207986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0.00173761333333333">
                <text:p>0.00173761333333333</text:p>
              </table:table-cell>
              <table:table-cell office:value-type="float" office:value="0.00259308">
                <text:p>0.00259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1764">
                <text:p>0.1764</text:p>
              </table:table-cell>
              <table:table-cell office:value-type="float" office:value="0.00259308">
                <text:p>0.00259308</text:p>
              </table:table-cell>
              <table:table-cell office:value-type="float" office:value="0.00211207986675">
                <text:p>0.00211207986675</text:p>
              </table:table-cell>
              <table:table-cell office:value-type="float" office:value="0.00315190494675">
                <text:p>0.00315190494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936">
                <text:p>0.1936</text:p>
              </table:table-cell>
              <table:table-cell office:value-type="float" office:value="0.00312341333333333">
                <text:p>0.00312341333333333</text:p>
              </table:table-cell>
              <table:table-cell office:value-type="float" office:value="0.00254403968133333">
                <text:p>0.00254403968133333</text:p>
              </table:table-cell>
              <table:table-cell office:value-type="float" office:value="0.003796528428">
                <text:p>0.003796528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116">
                <text:p>0.2116</text:p>
              </table:table-cell>
              <table:table-cell office:value-type="float" office:value="0.00373121333333333">
                <text:p>0.00373121333333333</text:p>
              </table:table-cell>
              <table:table-cell office:value-type="float" office:value="0.00303909658008333">
                <text:p>0.00303909658008333</text:p>
              </table:table-cell>
              <table:table-cell office:value-type="float" office:value="0.00453531312675">
                <text:p>0.00453531312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304">
                <text:p>0.2304</text:p>
              </table:table-cell>
              <table:table-cell office:value-type="float" office:value="0.00442368">
                <text:p>0.00442368</text:p>
              </table:table-cell>
              <table:table-cell office:value-type="float" office:value="0.003603115008">
                <text:p>0.003603115008</text:p>
              </table:table-cell>
              <table:table-cell office:value-type="float" office:value="0.005377010688">
                <text:p>0.005377010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424222005208333">
                <text:p>0.00424222005208333</text:p>
              </table:table-cell>
              <table:table-cell office:value-type="float" office:value="0.00633076171875">
                <text:p>0.00633076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704">
                <text:p>0.2704</text:p>
              </table:table-cell>
              <table:table-cell office:value-type="float" office:value="0.00609301333333333">
                <text:p>0.00609301333333333</text:p>
              </table:table-cell>
              <table:table-cell office:value-type="float" office:value="0.00496279744133333">
                <text:p>0.00496279744133333</text:p>
              </table:table-cell>
              <table:table-cell office:value-type="float" office:value="0.007406095788">
                <text:p>0.007406095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916">
                <text:p>0.2916</text:p>
              </table:table-cell>
              <table:table-cell office:value-type="float" office:value="0.00708588">
                <text:p>0.00708588</text:p>
              </table:table-cell>
              <table:table-cell office:value-type="float" office:value="0.00577149354675">
                <text:p>0.00577149354675</text:p>
              </table:table-cell>
              <table:table-cell office:value-type="float" office:value="0.00861293142675">
                <text:p>0.00861293142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136">
                <text:p>0.3136</text:p>
              </table:table-cell>
              <table:table-cell office:value-type="float" office:value="0.00819541333333334">
                <text:p>0.00819541333333334</text:p>
              </table:table-cell>
              <table:table-cell office:value-type="float" office:value="0.00667521538133334">
                <text:p>0.00667521538133334</text:p>
              </table:table-cell>
              <table:table-cell office:value-type="float" office:value="0.009961576128">
                <text:p>0.009961576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364">
                <text:p>0.3364</text:p>
              </table:table-cell>
              <table:table-cell office:value-type="float" office:value="0.00943041333333333">
                <text:p>0.00943041333333333</text:p>
              </table:table-cell>
              <table:table-cell office:value-type="float" office:value="0.00768113060008333">
                <text:p>0.00768113060008333</text:p>
              </table:table-cell>
              <table:table-cell office:value-type="float" office:value="0.01146272634675">
                <text:p>0.01146272634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0108">
                <text:p>0.0108</text:p>
              </table:table-cell>
              <table:table-cell office:value-type="float" office:value="0.0087966675">
                <text:p>0.0087966675</text:p>
              </table:table-cell>
              <table:table-cell office:value-type="float" office:value="0.0131274675">
                <text:p>0.0131274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844">
                <text:p>0.3844</text:p>
              </table:table-cell>
              <table:table-cell office:value-type="float" office:value="0.0123136133333333">
                <text:p>0.0123136133333333</text:p>
              </table:table-cell>
              <table:table-cell office:value-type="float" office:value="0.0100295150200833">
                <text:p>0.0100295150200833</text:p>
              </table:table-cell>
              <table:table-cell office:value-type="float" office:value="0.01496727396675">
                <text:p>0.01496727396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096">
                <text:p>0.4096</text:p>
              </table:table-cell>
              <table:table-cell office:value-type="float" office:value="0.0139810133333333">
                <text:p>0.0139810133333333</text:p>
              </table:table-cell>
              <table:table-cell office:value-type="float" office:value="0.0113876227413333">
                <text:p>0.0113876227413333</text:p>
              </table:table-cell>
              <table:table-cell office:value-type="float" office:value="0.016994009088">
                <text:p>0.016994009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356">
                <text:p>0.4356</text:p>
              </table:table-cell>
              <table:table-cell office:value-type="float" office:value="0.01581228">
                <text:p>0.01581228</text:p>
              </table:table-cell>
              <table:table-cell office:value-type="float" office:value="0.01287920088675">
                <text:p>0.01287920088675</text:p>
              </table:table-cell>
              <table:table-cell office:value-type="float" office:value="0.01921992516675">
                <text:p>0.01921992516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624">
                <text:p>0.4624</text:p>
              </table:table-cell>
              <table:table-cell office:value-type="float" office:value="0.0178178133333333">
                <text:p>0.0178178133333333</text:p>
              </table:table-cell>
              <table:table-cell office:value-type="float" office:value="0.0145127203213333">
                <text:p>0.0145127203213333</text:p>
              </table:table-cell>
              <table:table-cell office:value-type="float" office:value="0.021657663468">
                <text:p>0.021657663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0200083333333333">
                <text:p>0.0200083333333333</text:p>
              </table:table-cell>
              <table:table-cell office:value-type="float" office:value="0.0162969125520833">
                <text:p>0.0162969125520833</text:p>
              </table:table-cell>
              <table:table-cell office:value-type="float" office:value="0.02432025421875">
                <text:p>0.024320254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184">
                <text:p>0.5184</text:p>
              </table:table-cell>
              <table:table-cell office:value-type="float" office:value="0.02239488">
                <text:p>0.02239488</text:p>
              </table:table-cell>
              <table:table-cell office:value-type="float" office:value="0.018240769728">
                <text:p>0.018240769728</text:p>
              </table:table-cell>
              <table:table-cell office:value-type="float" office:value="0.027221116608">
                <text:p>0.027221116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476">
                <text:p>0.5476</text:p>
              </table:table-cell>
              <table:table-cell office:value-type="float" office:value="0.0249888133333333">
                <text:p>0.0249888133333333</text:p>
              </table:table-cell>
              <table:table-cell office:value-type="float" office:value="0.0203535446400833">
                <text:p>0.0203535446400833</text:p>
              </table:table-cell>
              <table:table-cell office:value-type="float" office:value="0.03037405878675">
                <text:p>0.03037405878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776">
                <text:p>0.5776</text:p>
              </table:table-cell>
              <table:table-cell office:value-type="float" office:value="0.0278018133333333">
                <text:p>0.0278018133333333</text:p>
              </table:table-cell>
              <table:table-cell office:value-type="float" office:value="0.0226447507213333">
                <text:p>0.0226447507213333</text:p>
              </table:table-cell>
              <table:table-cell office:value-type="float" office:value="0.033793277868">
                <text:p>0.033793277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6084">
                <text:p>0.6084</text:p>
              </table:table-cell>
              <table:table-cell office:value-type="float" office:value="0.03084588">
                <text:p>0.03084588</text:p>
              </table:table-cell>
              <table:table-cell office:value-type="float" office:value="0.02512416204675">
                <text:p>0.02512416204675</text:p>
              </table:table-cell>
              <table:table-cell office:value-type="float" office:value="0.03749335992675">
                <text:p>0.03749335992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0341333333333333">
                <text:p>0.0341333333333333</text:p>
              </table:table-cell>
              <table:table-cell office:value-type="float" office:value="0.0278018133333333">
                <text:p>0.0278018133333333</text:p>
              </table:table-cell>
              <table:table-cell office:value-type="float" office:value="0.04148928">
                <text:p>0.04148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6724">
                <text:p>0.6724</text:p>
              </table:table-cell>
              <table:table-cell office:value-type="float" office:value="0.0376768133333333">
                <text:p>0.0376768133333333</text:p>
              </table:table-cell>
              <table:table-cell office:value-type="float" office:value="0.0306879999400833">
                <text:p>0.0306879999400833</text:p>
              </table:table-cell>
              <table:table-cell office:value-type="float" office:value="0.04579640208675">
                <text:p>0.04579640208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7056">
                <text:p>0.7056</text:p>
              </table:table-cell>
              <table:table-cell office:value-type="float" office:value="0.04148928">
                <text:p>0.04148928</text:p>
              </table:table-cell>
              <table:table-cell office:value-type="float" office:value="0.033793277868">
                <text:p>0.033793277868</text:p>
              </table:table-cell>
              <table:table-cell office:value-type="float" office:value="0.050430479148">
                <text:p>0.050430479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396">
                <text:p>0.7396</text:p>
              </table:table-cell>
              <table:table-cell office:value-type="float" office:value="0.0455840133333333">
                <text:p>0.0455840133333333</text:p>
              </table:table-cell>
              <table:table-cell office:value-type="float" office:value="0.0371284637600833">
                <text:p>0.0371284637600833</text:p>
              </table:table-cell>
              <table:table-cell office:value-type="float" office:value="0.05540765310675">
                <text:p>0.05540765310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744">
                <text:p>0.7744</text:p>
              </table:table-cell>
              <table:table-cell office:value-type="float" office:value="0.0499746133333333">
                <text:p>0.0499746133333333</text:p>
              </table:table-cell>
              <table:table-cell office:value-type="float" office:value="0.0407046349013333">
                <text:p>0.0407046349013333</text:p>
              </table:table-cell>
              <table:table-cell office:value-type="float" office:value="0.060744454848">
                <text:p>0.060744454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054675">
                <text:p>0.054675</text:p>
              </table:table-cell>
              <table:table-cell office:value-type="float" office:value="0.04453312921875">
                <text:p>0.04453312921875</text:p>
              </table:table-cell>
              <table:table-cell office:value-type="float" office:value="0.06645780421875">
                <text:p>0.0664578042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64">
                <text:p>0.8464</text:p>
              </table:table-cell>
              <table:table-cell office:value-type="float" office:value="0.0596994133333333">
                <text:p>0.0596994133333333</text:p>
              </table:table-cell>
              <table:table-cell office:value-type="float" office:value="0.0486255452813333">
                <text:p>0.0486255452813333</text:p>
              </table:table-cell>
              <table:table-cell office:value-type="float" office:value="0.072565010028">
                <text:p>0.072565010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8836">
                <text:p>0.8836</text:p>
              </table:table-cell>
              <table:table-cell office:value-type="float" office:value="0.0650624133333334">
                <text:p>0.0650624133333334</text:p>
              </table:table-cell>
              <table:table-cell office:value-type="float" office:value="0.0529937423000833">
                <text:p>0.0529937423000833</text:p>
              </table:table-cell>
              <table:table-cell office:value-type="float" office:value="0.07908377004675">
                <text:p>0.07908377004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216">
                <text:p>0.9216</text:p>
              </table:table-cell>
              <table:table-cell office:value-type="float" office:value="0.07077888">
                <text:p>0.07077888</text:p>
              </table:table-cell>
              <table:table-cell office:value-type="float" office:value="0.057649840128">
                <text:p>0.057649840128</text:p>
              </table:table-cell>
              <table:table-cell office:value-type="float" office:value="0.086032171008">
                <text:p>0.086032171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604">
                <text:p>0.9604</text:p>
              </table:table-cell>
              <table:table-cell office:value-type="float" office:value="0.0768640133333333">
                <text:p>0.0768640133333333</text:p>
              </table:table-cell>
              <table:table-cell office:value-type="float" office:value="0.0626062192600833">
                <text:p>0.0626062192600833</text:p>
              </table:table-cell>
              <table:table-cell office:value-type="float" office:value="0.09342868860675">
                <text:p>0.09342868860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78755208333333">
                <text:p>0.0678755208333333</text:p>
              </table:table-cell>
              <table:table-cell office:value-type="float" office:value="0.1012921875">
                <text:p>0.1012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Sheet3.A2:Sheet3.B22 Sheet3.B1:Sheet3.B1" chart:data-source-has-labels="row" svg:x="0.32cm" svg:y="0.18cm" svg:width="11.106cm" svg:height="8.64cm">
          <chart:coordinate-region svg:x="1.232cm" svg:y="0.38cm" svg:width="9.95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2" chart:label-cell-address="Sheet3.B1:Sheet3.B1" chart:class="chart:scatter">
            <chart:domain table:cell-range-address="Sheet3.A2:Sheet3.A22"/>
            <chart:regression-curve chart:style-name="ch8">
              <chart:equation chart:display-equation="true" chart:display-r-square="true" svg:x="2.524cm" svg:y="0.708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uck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2</svg:desc>
                </draw:g>
              </table:table-cell>
              <table:table-cell office:value-type="float" office:value="0">
                <text:p>0</text:p>
                <draw:g>
                  <svg:desc>Sheet3.B2:Sheet3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